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gr6" style:family="graphic" style:parent-style-name="standard">
      <style:graphic-properties svg:stroke-width="0.076cm" svg:stroke-color="#ff3366" draw:fill="solid" draw:fill-color="#ff3366" draw:textarea-vertical-align="middle" fo:padding-top="0.163cm" fo:padding-bottom="0.163cm" fo:padding-left="0.288cm" fo:padding-right="0.288cm"/>
    </style:style>
    <style:style style:name="gr7" style:family="graphic" style:parent-style-name="objectwithoutfill">
      <style:graphic-properties svg:stroke-width="0.076cm" svg:stroke-color="#ff3366" draw:fill="none" draw:fill-color="#ff3366" draw:textarea-vertical-align="middle" fo:padding-top="0.163cm" fo:padding-bottom="0.163cm" fo:padding-left="0.288cm" fo:padding-right="0.288cm"/>
    </style:style>
    <style:style style:name="gr8" style:family="graphic" style:parent-style-name="standard">
      <style:graphic-properties draw:stroke="none" svg:stroke-width="0.076cm" svg:stroke-color="#000000" draw:fill="none" draw:fill-color="#ffffff" draw:textarea-horizontal-align="left" draw:auto-grow-height="true" draw:auto-grow-width="true" fo:min-height="0cm" fo:min-width="0cm" fo:padding-top="0.163cm" fo:padding-bottom="0.163cm" fo:padding-left="0.288cm" fo:padding-right="0.288cm"/>
    </style:style>
    <style:style style:name="gr9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width="0.076cm" svg:stroke-color="#000000" draw:fill="none" draw:fill-color="#ffffff" draw:textarea-horizontal-align="left" draw:auto-grow-height="true" draw:auto-grow-width="true" fo:min-height="0.712cm" fo:min-width="0cm" fo:padding-top="0.163cm" fo:padding-bottom="0.163cm" fo:padding-left="0.288cm" fo:padding-right="0.288cm"/>
    </style:style>
    <style:style style:name="gr11" style:family="graphic" style:parent-style-name="standard">
      <style:graphic-properties draw:stroke="none" svg:stroke-width="0.076cm" svg:stroke-color="#000000" draw:fill="none" draw:fill-color="#ffffff" draw:textarea-horizontal-align="left" draw:auto-grow-height="true" draw:auto-grow-width="true" fo:min-height="0cm" fo:min-width="0.694cm" fo:padding-top="0.163cm" fo:padding-bottom="0.163cm" fo:padding-left="0.288cm" fo:padding-right="0.28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3.81cm" svg:x="18.405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85cm" svg:height="5.08cm" svg:x="0.487cm" svg:y="0.1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23cm" svg:height="1.905cm" svg:x="0.868cm" svg:y="2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4.043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5.567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2.519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43cm" svg:height="0.381cm" svg:x="2.646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4.17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5.694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969cm" svg:height="0.381cm" svg:x="0.995cm" svg:y="3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2.646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4.805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5.694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4.17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6.329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3.281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397cm" svg:height="1.143cm" svg:x="0.995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381cm" svg:x="1.122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.757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.122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6.223cm" svg:height="1.905cm" svg:x="0.868cm" svg:y="0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4.043cm" svg:y="0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5.567cm" svg:y="0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2.519cm" svg:y="0.6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43cm" svg:height="0.381cm" svg:x="2.646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4.17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5.694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969cm" svg:height="0.381cm" svg:x="0.995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2.646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4.805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5.694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4.17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6.329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3.281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397cm" svg:height="1.143cm" svg:x="0.995cm" svg:y="0.6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381cm" svg:x="1.122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.757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.122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985cm" svg:height="5.08cm" svg:x="10.012cm" svg:y="0.1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23cm" svg:height="1.905cm" svg:x="10.393cm" svg:y="2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3.568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5.092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2.044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43cm" svg:height="0.381cm" svg:x="12.171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3.695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5.219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969cm" svg:height="0.381cm" svg:x="10.52cm" svg:y="3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2.171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4.33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5.219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3.695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5.854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2.806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397cm" svg:height="1.143cm" svg:x="10.52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381cm" svg:x="10.647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1.282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0.647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6.223cm" svg:height="1.905cm" svg:x="10.393cm" svg:y="0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3.568cm" svg:y="0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5.092cm" svg:y="0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2.044cm" svg:y="0.6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43cm" svg:height="0.381cm" svg:x="12.171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3.695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5.219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969cm" svg:height="0.381cm" svg:x="10.52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2.171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4.33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5.219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3.695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5.854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2.806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397cm" svg:height="1.143cm" svg:x="10.52cm" svg:y="0.6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381cm" svg:x="10.647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1.282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0.647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985cm" svg:height="5.08cm" svg:x="0.487cm" svg:y="7.7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23cm" svg:height="1.905cm" svg:x="0.868cm" svg:y="10.5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4.043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5.567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2.519cm" svg:y="11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43cm" svg:height="0.381cm" svg:x="2.646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4.17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5.694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969cm" svg:height="0.381cm" svg:x="0.995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2.646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4.805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5.694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4.17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6.329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3.281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397cm" svg:height="1.143cm" svg:x="0.995cm" svg:y="11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381cm" svg:x="1.122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.757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.122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223cm" svg:height="1.905cm" svg:x="0.868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4.043cm" svg:y="8.2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5.567cm" svg:y="8.2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2.519cm" svg:y="8.2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43cm" svg:height="0.381cm" svg:x="2.646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4.17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5.694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2.646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4.805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5.694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4.17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6.329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3.281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397cm" svg:height="1.143cm" svg:x="0.995cm" svg:y="8.2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381cm" svg:x="1.122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.757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.122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985cm" svg:height="5.08cm" svg:x="10.012cm" svg:y="7.7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23cm" svg:height="1.905cm" svg:x="10.393cm" svg:y="10.5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3.568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5.092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2.044cm" svg:y="11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43cm" svg:height="0.381cm" svg:x="12.171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3.695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5.219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969cm" svg:height="0.381cm" svg:x="10.52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2.171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4.33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5.219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3.695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5.854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2.806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397cm" svg:height="1.143cm" svg:x="10.52cm" svg:y="11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381cm" svg:x="10.647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1.282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0.647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223cm" svg:height="1.905cm" svg:x="10.393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3.568cm" svg:y="8.2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5.092cm" svg:y="8.2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2.044cm" svg:y="8.2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43cm" svg:height="0.381cm" svg:x="12.171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3.695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5.219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969cm" svg:height="0.381cm" svg:x="10.52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2.171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4.33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5.219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3.695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5.854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2.806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397cm" svg:height="1.143cm" svg:x="10.52cm" svg:y="8.2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381cm" svg:x="10.647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1.282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0.647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1.005cm" svg:height="1.114cm" svg:x="-0.264cm" svg:y="0.14cm">
          <draw:text-box>
            <text:p>0</text:p>
          </draw:text-box>
        </draw:frame>
        <draw:frame draw:style-name="gr5" draw:layer="layout" svg:width="1.005cm" svg:height="1.114cm" svg:x="-0.264cm" svg:y="2.553cm">
          <draw:text-box>
            <text:p>1</text:p>
          </draw:text-box>
        </draw:frame>
        <draw:connector draw:style-name="gr6" draw:text-style-name="P1" draw:layer="layout" svg:x1="7.091cm" svg:y1="1.444cm" svg:x2="10.393cm" svg:y2="1.444cm" draw:start-shape="id1" draw:start-glue-point="1" draw:end-shape="id2" draw:end-glue-point="3" svg:d="m7091 1444h3302" svg:viewBox="0 0 3303 1">
          <text:p/>
        </draw:connector>
        <draw:line draw:style-name="gr7" draw:text-style-name="P1" draw:layer="layout" svg:x1="10.393cm" svg:y1="2.397cm" svg:x2="7.091cm" svg:y2="8.112cm">
          <text:p/>
        </draw:line>
        <draw:line draw:style-name="gr7" draw:text-style-name="P1" draw:layer="layout" svg:x1="2.392cm" svg:y1="2.397cm" svg:x2="2.392cm" svg:y2="8.112cm">
          <text:p/>
        </draw:line>
        <draw:line draw:style-name="gr7" draw:text-style-name="P1" draw:layer="layout" svg:x1="3.916cm" svg:y1="2.397cm" svg:x2="3.916cm" svg:y2="2.905cm">
          <text:p/>
        </draw:line>
        <draw:line draw:style-name="gr7" draw:text-style-name="P1" draw:layer="layout" svg:x1="13.441cm" svg:y1="2.397cm" svg:x2="13.441cm" svg:y2="2.905cm">
          <text:p/>
        </draw:line>
        <draw:line draw:style-name="gr7" draw:text-style-name="P1" draw:layer="layout" svg:x1="13.441cm" svg:y1="10.017cm" svg:x2="13.441cm" svg:y2="10.525cm">
          <text:p/>
        </draw:line>
        <draw:line draw:style-name="gr7" draw:text-style-name="P1" draw:layer="layout" svg:x1="3.916cm" svg:y1="10.017cm" svg:x2="3.916cm" svg:y2="10.525cm">
          <text:p/>
        </draw:line>
        <draw:custom-shape draw:style-name="gr4" draw:text-style-name="P1" draw:layer="layout" svg:width="5.969cm" svg:height="0.381cm" svg:x="0.995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1.005cm" svg:height="1.114cm" svg:x="9.261cm" svg:y="0.14cm">
          <draw:text-box>
            <text:p>2</text:p>
          </draw:text-box>
        </draw:frame>
        <draw:frame draw:style-name="gr5" draw:layer="layout" svg:width="1.005cm" svg:height="1.114cm" svg:x="9.261cm" svg:y="2.553cm">
          <draw:text-box>
            <text:p>3</text:p>
          </draw:text-box>
        </draw:frame>
        <draw:frame draw:style-name="gr5" draw:layer="layout" svg:width="1.005cm" svg:height="1.114cm" svg:x="-0.264cm" svg:y="7.76cm">
          <draw:text-box>
            <text:p>4</text:p>
          </draw:text-box>
        </draw:frame>
        <draw:frame draw:style-name="gr5" draw:layer="layout" svg:width="1.005cm" svg:height="1.114cm" svg:x="-0.264cm" svg:y="10.173cm">
          <draw:text-box>
            <text:p>5</text:p>
          </draw:text-box>
        </draw:frame>
        <draw:frame draw:style-name="gr5" draw:layer="layout" svg:width="1.005cm" svg:height="1.114cm" svg:x="9.261cm" svg:y="7.731cm">
          <draw:text-box>
            <text:p>6</text:p>
          </draw:text-box>
        </draw:frame>
        <draw:frame draw:style-name="gr5" draw:layer="layout" svg:width="1.005cm" svg:height="1.114cm" svg:x="9.261cm" svg:y="10.144cm">
          <draw:text-box>
            <text:p>7</text:p>
          </draw:text-box>
        </draw:frame>
        <draw:connector draw:style-name="gr6" draw:text-style-name="P1" draw:layer="layout" svg:x1="7.091cm" svg:y1="3.921cm" svg:x2="10.393cm" svg:y2="3.921cm" svg:d="m7091 3921h3302" svg:viewBox="0 0 3303 1">
          <text:p/>
        </draw:connector>
        <draw:line draw:style-name="gr7" draw:text-style-name="P1" draw:layer="layout" svg:x1="5.44cm" svg:y1="4.81cm" svg:x2="5.44cm" svg:y2="10.525cm">
          <text:p/>
        </draw:line>
        <draw:line draw:style-name="gr7" draw:text-style-name="P1" draw:layer="layout" svg:x1="7.091cm" svg:y1="4.81cm" svg:x2="10.393cm" svg:y2="10.525cm">
          <text:p/>
        </draw:line>
        <draw:line draw:style-name="gr7" draw:text-style-name="P1" draw:layer="layout" svg:x1="11.917cm" svg:y1="2.397cm" svg:x2="11.917cm" svg:y2="8.112cm">
          <text:p/>
        </draw:line>
        <draw:line draw:style-name="gr7" draw:text-style-name="P1" draw:layer="layout" svg:x1="14.965cm" svg:y1="4.81cm" svg:x2="14.965cm" svg:y2="10.525cm">
          <text:p/>
        </draw:line>
        <draw:connector draw:style-name="gr6" draw:text-style-name="P1" draw:layer="layout" svg:x1="7.091cm" svg:y1="9.064cm" svg:x2="10.393cm" svg:y2="9.064cm" svg:d="m7091 9064h3302" svg:viewBox="0 0 3303 1">
          <text:p/>
        </draw:connector>
        <draw:connector draw:style-name="gr6" draw:text-style-name="P1" draw:layer="layout" svg:x1="7.091cm" svg:y1="11.541cm" svg:x2="10.393cm" svg:y2="11.541cm" svg:d="m7091 11541h3302" svg:viewBox="0 0 3303 1">
          <text:p/>
        </draw:connector>
        <draw:line draw:style-name="gr7" draw:text-style-name="P1" draw:layer="layout" svg:x1="7.091cm" svg:y1="2.397cm" svg:x2="10.393cm" svg:y2="8.112cm">
          <text:p/>
        </draw:line>
        <draw:line draw:style-name="gr7" draw:text-style-name="P1" draw:layer="layout" svg:x1="10.393cm" svg:y1="4.81cm" svg:x2="7.091cm" svg:y2="10.525cm">
          <text:p/>
        </draw:line>
        <draw:custom-shape draw:style-name="gr2" draw:text-style-name="P1" draw:layer="layout" svg:width="0.857cm" svg:height="0.635cm" svg:x="18.405cm" svg:y="1.254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2.94cm" svg:height="1.114cm" svg:x="17.77cm" svg:y="0.14cm">
          <draw:text-box>
            <text:p>Legend:</text:p>
          </draw:text-box>
        </draw:frame>
        <draw:custom-shape draw:style-name="gr1" draw:text-style-name="P1" draw:layer="layout" svg:width="0.857cm" svg:height="0.635cm" svg:x="18.405cm" svg:y="2.1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57cm" svg:height="0.635cm" svg:x="18.405cm" svg:y="3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57cm" svg:height="0.635cm" svg:x="18.405cm" svg:y="3.032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8.399cm" svg:y1="5.191cm" svg:x2="19.256cm" svg:y2="5.191cm">
          <text:p/>
        </draw:line>
        <draw:frame draw:style-name="gr8" draw:layer="layout" svg:width="1.878cm" svg:height="1.038cm" svg:x="19.135cm" svg:y="1.994cm">
          <draw:text-box>
            <text:p>Chip</text:p>
          </draw:text-box>
        </draw:frame>
        <draw:frame draw:style-name="gr8" draw:layer="layout" svg:width="3.042cm" svg:height="1.038cm" svg:x="19.167cm" svg:y="1.127cm">
          <draw:text-box>
            <text:p>Package</text:p>
          </draw:text-box>
        </draw:frame>
        <draw:frame draw:style-name="gr8" draw:layer="layout" svg:width="1.95cm" svg:height="1.038cm" svg:x="19.162cm" svg:y="2.883cm">
          <draw:text-box>
            <text:p>Core</text:p>
          </draw:text-box>
        </draw:frame>
        <draw:frame draw:style-name="gr8" draw:layer="layout" svg:width="2.407cm" svg:height="1.038cm" svg:x="19.162cm" svg:y="3.772cm">
          <draw:text-box>
            <text:p>Cache</text:p>
          </draw:text-box>
        </draw:frame>
        <draw:frame draw:style-name="gr8" draw:layer="layout" svg:width="2.754cm" svg:height="1.038cm" svg:x="19.162cm" svg:y="4.683cm">
          <draw:text-box>
            <text:p>HT Link</text:p>
          </draw:text-box>
        </draw:frame>
        <draw:custom-shape draw:style-name="gr3" draw:text-style-name="P1" draw:layer="layout" svg:width="2.667cm" svg:height="2.54cm" svg:x="18.532cm" svg:y="6.7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09cm" svg:height="1.016cm" svg:x="18.657cm" svg:y="8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143cm" svg:height="1.143cm" svg:x="18.659cm" svg:y="6.8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9cm" svg:height="0.889cm" svg:x="18.78cm" svg:y="6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143cm" svg:height="1.143cm" svg:x="19.929cm" svg:y="6.8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667cm" svg:height="0.889cm" svg:x="18.532cm" svg:y="9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889cm" svg:height="0.635cm" svg:x="18.405cm" svg:y="5.699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589cm" svg:height="1.038cm" svg:x="19.167cm" svg:y="5.572cm">
          <draw:text-box>
            <text:p>Thread</text:p>
          </draw:text-box>
        </draw:frame>
        <draw:frame draw:style-name="gr8" draw:layer="layout" svg:width="1.281cm" svg:height="1.038cm" svg:x="18.526cm" svg:y="6.947cm">
          <draw:text-box>
            <text:p>L1</text:p>
          </draw:text-box>
        </draw:frame>
        <draw:frame draw:style-name="gr8" draw:layer="layout" svg:width="1.281cm" svg:height="1.038cm" svg:x="19.161cm" svg:y="8.112cm">
          <draw:text-box>
            <text:p>L2</text:p>
          </draw:text-box>
        </draw:frame>
        <draw:frame draw:style-name="gr10" draw:layer="layout" svg:width="1.281cm" svg:height="1.038cm" svg:x="19.15cm" svg:y="9.36cm">
          <draw:text-box>
            <text:p>L3</text:p>
          </draw:text-box>
        </draw:frame>
        <draw:custom-shape draw:style-name="gr4" draw:text-style-name="P1" draw:layer="layout" svg:width="0.889cm" svg:height="0.889cm" svg:x="20.05cm" svg:y="6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layer="layout" svg:width="1.281cm" svg:height="1.038cm" svg:x="19.796cm" svg:y="6.947cm">
          <draw:text-box>
            <text:p>L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7T15:29:23</meta:creation-date>
    <dc:date>2013-06-07T16:41:13</dc:date>
    <meta:editing-duration>PT16M15S</meta:editing-duration>
    <meta:editing-cycles>6</meta:editing-cycles>
    <meta:generator>LibreOffice/4.0.2.2$Linux_X86_64 LibreOffice_project/400m0$Build-2</meta:generator>
    <meta:document-statistic meta:object-count="197"/>
  </office:meta>
</office:document-meta>
</file>